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68de4" officeooo:paragraph-rsid="00068de4"/>
    </style:style>
    <style:style style:name="P2" style:family="paragraph" style:parent-style-name="Standard" style:list-style-name="L1">
      <style:text-properties officeooo:rsid="00068de4" officeooo:paragraph-rsid="00068de4"/>
    </style:style>
    <style:style style:name="P3" style:family="paragraph" style:parent-style-name="Standard" style:list-style-name="L2">
      <style:text-properties officeooo:rsid="00068de4" officeooo:paragraph-rsid="00068de4"/>
    </style:style>
    <style:style style:name="P4" style:family="paragraph" style:parent-style-name="Standard" style:list-style-name="L3">
      <style:text-properties officeooo:rsid="00068de4" officeooo:paragraph-rsid="00068de4"/>
    </style:style>
    <style:style style:name="P5" style:family="paragraph" style:parent-style-name="Standard">
      <style:text-properties officeooo:paragraph-rsid="00068de4"/>
    </style:style>
    <style:style style:name="P6" style:family="paragraph" style:parent-style-name="Standard" style:list-style-name="L1">
      <style:text-properties officeooo:paragraph-rsid="00068de4"/>
    </style:style>
    <style:style style:name="P7" style:family="paragraph" style:parent-style-name="Standard">
      <style:text-properties officeooo:rsid="0006e1ba" officeooo:paragraph-rsid="0006e1ba"/>
    </style:style>
    <style:style style:name="P8" style:family="paragraph" style:parent-style-name="Standard" style:list-style-name="L4">
      <style:text-properties officeooo:rsid="0006e1ba" officeooo:paragraph-rsid="0006e1ba"/>
    </style:style>
    <style:style style:name="P9" style:family="paragraph" style:parent-style-name="Standard">
      <style:text-properties officeooo:rsid="0008805a" officeooo:paragraph-rsid="0008805a"/>
    </style:style>
    <style:style style:name="P10" style:family="paragraph" style:parent-style-name="Standard" style:list-style-name="L5">
      <style:text-properties officeooo:rsid="0008805a" officeooo:paragraph-rsid="000cfdbb"/>
    </style:style>
    <style:style style:name="P11" style:family="paragraph" style:parent-style-name="Standard" style:list-style-name="L5">
      <style:text-properties officeooo:rsid="000bd90e" officeooo:paragraph-rsid="000cfdbb"/>
    </style:style>
    <style:style style:name="P12" style:family="paragraph" style:parent-style-name="Standard" style:list-style-name="L5">
      <style:text-properties officeooo:rsid="000cfdbb" officeooo:paragraph-rsid="000cfdbb"/>
    </style:style>
    <style:style style:name="T1" style:family="text">
      <style:text-properties officeooo:rsid="00068de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Versuch 1</text:p>
      <text:p text:style-name="P1">3.1.c</text:p>
      <text:p text:style-name="P1"/>
      <text:p text:style-name="P1">Welchen maximalen Abstand können Sie mit dem Ultraschallsensor noch zuverlässig messen?</text:p>
      <text:list xml:id="list1044394416" text:style-name="L1">
        <text:list-item>
          <text:p text:style-name="P2">Ab 32,6 einigermaßen zuverlässig</text:p>
        </text:list-item>
        <text:list-item>
          <text:p text:style-name="P6"><text:span text:style-name="T1">ab 50 sehr unzuverlässig</text:span></text:p>
          <text:p text:style-name="P6"/>
        </text:list-item>
      </text:list>
      <text:p text:style-name="P1">Welche relativen Helligkeitswerte misst der Lichtsensor im aktiven und passiven Modus für das weiße Blatt und die schwarze Linie?</text:p>
      <text:p text:style-name="P1"><text:tab/>Ambient</text:p>
      <text:list xml:id="list2957370877" text:style-name="L2">
        <text:list-item>
          <text:p text:style-name="P3">Weißes Blatt: 21%</text:p>
        </text:list-item>
        <text:list-item>
          <text:p text:style-name="P3">Schwarze Linie: %7</text:p>
        </text:list-item>
      </text:list>
      <text:p text:style-name="P1"><text:tab/>Reflection</text:p>
      <text:list xml:id="list1731243428" text:style-name="L3">
        <text:list-item>
          <text:p text:style-name="P4">Weißes Blatt: 100%</text:p>
        </text:list-item>
        <text:list-item>
          <text:p text:style-name="P4">Schwarze Linie: 11%</text:p>
        </text:list-item>
      </text:list>
      <text:p text:style-name="P1"/>
      <text:p text:style-name="P7">Welchen prozentualen Dezibelwert misst der Soundsensor derzeit im Raum?</text:p>
      <text:list xml:id="list905682197" text:style-name="L4">
        <text:list-item>
          <text:p text:style-name="P8">DB: 4-5%</text:p>
        </text:list-item>
        <text:list-item>
          <text:p text:style-name="P8">DBA: 10-15%</text:p>
        </text:list-item>
      </text:list>
      <text:p text:style-name="P5"/>
      <text:p text:style-name="P9">Charakterisierung des eigenen Roboters:</text:p>
      <text:list xml:id="list378019032" text:style-name="L5">
        <text:list-item>
          <text:p text:style-name="P10">Einbau eines Soundsensors oben am Roboter</text:p>
          <text:list>
            <text:list-item>
              <text:p text:style-name="P10">kann die Lautstärke im Raum messen</text:p>
            </text:list-item>
          </text:list>
        </text:list-item>
        <text:list-item>
          <text:p text:style-name="P11">Einbau eines Propellers oben am Roboter</text:p>
          <text:list>
            <text:list-item>
              <text:p text:style-name="P11">kann einen leichten Wind erzeugen oder andere Roboter angreifen</text:p>
            </text:list-item>
          </text:list>
        </text:list-item>
        <text:list-item>
          <text:p text:style-name="P12">Farbsensor guckt nach vorne</text:p>
        </text:list-item>
      </text:list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2-13T10:51:59.854495333</meta:creation-date>
    <meta:generator>LibreOffice/6.4.7.2$Linux_X86_64 LibreOffice_project/40$Build-2</meta:generator>
    <dc:date>2022-12-13T11:28:55.210824789</dc:date>
    <meta:editing-duration>PT16M13S</meta:editing-duration>
    <meta:editing-cycles>4</meta:editing-cycles>
    <meta:document-statistic meta:table-count="0" meta:image-count="0" meta:object-count="0" meta:page-count="1" meta:paragraph-count="22" meta:word-count="117" meta:character-count="724" meta:non-whitespace-character-count="640"/>
  </office:meta>
</office:document-meta>
</file>